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Write a PL/SQL procedure to perform the concatenation of two strings. Strings need to</text:p>
      <text:p text:style-name="Standard">be accepted through parameter passing.</text:p>
      <text:p text:style-name="Standard">set serveroutput on;</text:p>
      <text:p text:style-name="Standard">create or replace procedure c_string(str1 in varchar,str2 in varchar) as</text:p>
      <text:p text:style-name="Standard">str3 varchar(20);</text:p>
      <text:p text:style-name="Standard">begin</text:p>
      <text:p text:style-name="Standard">str3:=CONCAT(str1,str2);</text:p>
      <text:p text:style-name="Standard">dbms_output.put_line ('concatenated string is:'||str3);</text:p>
      <text:p text:style-name="Standard"/>
      <text:p text:style-name="Standard">end;</text:p>
      <text:p text:style-name="Standard">/</text:p>
      <text:p text:style-name="Standard"/>
      <text:p text:style-name="Standard">set serveroutput on;</text:p>
      <text:p text:style-name="Standard">accept str1 prompt 'enter the value of frist string:';</text:p>
      <text:p text:style-name="Standard">accept str2 prompt 'enter the value of second string:';</text:p>
      <text:p text:style-name="Standard">declare</text:p>
      <text:p text:style-name="Standard">str1 varchar(20);</text:p>
      <text:p text:style-name="Standard">str2 varchar(20);</text:p>
      <text:p text:style-name="Standard">begin</text:p>
      <text:p text:style-name="Standard">str1:='&amp;str1';</text:p>
      <text:p text:style-name="Standard">str2:='&amp;str2';</text:p>
      <text:p text:style-name="Standard">c_string(str1,str2);</text:p>
      <text:p text:style-name="Standard">end;</text:p>
      <text:p text:style-name="Standard">/</text:p>
      <text:p text:style-name="Standard"/>
      <text:p text:style-name="Standard">2. Write a PL/SQL procedure to find the number of students ranging from 100-70%, 69-</text:p>
      <text:p text:style-name="Standard">60%, 59-50% &amp; below 49% from the STUDENT table.</text:p>
      <text:p text:style-name="Standard">set serveroutput on;</text:p>
      <text:p text:style-name="Standard">declare cursor s_marks is select rno,s1,s2,s3,s4 from student;</text:p>
      <text:p text:style-name="Standard">stud s_marks%rowtype;</text:p>
      <text:p text:style-name="Standard">excel number:=0;</text:p>
      <text:p text:style-name="Standard">good number:=0;</text:p>
      <text:p text:style-name="Standard">averg number:=0;</text:p>
      <text:p text:style-name="Standard"/>
      <text:p text:style-name="Standard">poor number:=0;</text:p>
      <text:p text:style-name="Standard">per number;</text:p>
      <text:p text:style-name="Standard"/>
      <text:p text:style-name="Standard">begin</text:p>
      <text:p text:style-name="Standard">open s_marks;</text:p>
      <text:p text:style-name="Standard">loop</text:p>
      <text:p text:style-name="Standard">fetch s_marks into stud;</text:p>
      <text:p text:style-name="Standard">exit when s_marks%notfound;</text:p>
      <text:p text:style-name="Standard">per := (stud.s1 + stud.s2 + stud.s3 + stud.s4)/4*100;</text:p>
      <text:p text:style-name="Standard">if(per&gt;= 70) then</text:p>
      <text:p text:style-name="Standard">excel := excel + 1;</text:p>
      <text:p text:style-name="Standard">elsif(per&gt;=60) then</text:p>
      <text:p text:style-name="Standard">good := good +1;</text:p>
      <text:p text:style-name="Standard">elsif(per&gt;=50) then</text:p>
      <text:p text:style-name="Standard">averg := averg + 1;</text:p>
      <text:p text:style-name="Standard">else poor:= poor+1;</text:p>
      <text:p text:style-name="Standard">end if;</text:p>
      <text:p text:style-name="Standard">end loop;</text:p>
      <text:p text:style-name="Standard"><text:soft-page-break/></text:p>
      <text:p text:style-name="Standard">dbms_output.put_line('The no. of students having 100-70% is:'||excel);</text:p>
      <text:p text:style-name="Standard">dbms_output.put_line('The no. of students having 69-60% is:'||good);</text:p>
      <text:p text:style-name="Standard">dbms_output.put_line('The no. of students having 59-50% is:'||averg);</text:p>
      <text:p text:style-name="Standard">dbms_output.put_line('The no. of students having below 49% :'||poor);</text:p>
      <text:p text:style-name="Standard"/>
      <text:p text:style-name="Standard">3. Create a function that accepts a number and returns its reverse value. Also write the</text:p>
      <text:p text:style-name="Standard">program to invoke this function.</text:p>
      <text:p text:style-name="Standard">set serveroutput on;</text:p>
      <text:p text:style-name="Standard">create or replace function reverse(n number) return number as</text:p>
      <text:p text:style-name="Standard">s number:=0; r number;</text:p>
      <text:p text:style-name="Standard">begin</text:p>
      <text:p text:style-name="Standard">while ( n != 0) loop</text:p>
      <text:p text:style-name="Standard"/>
      <text:p text:style-name="Standard">r := n%10;</text:p>
      <text:p text:style-name="Standard">s := s *10 + r ;</text:p>
      <text:p text:style-name="Standard">n := n /10;</text:p>
      <text:p text:style-name="Standard">end loop;</text:p>
      <text:p text:style-name="Standard">return(s);</text:p>
      <text:p text:style-name="Standard">end;</text:p>
      <text:p text:style-name="Standard">/</text:p>
      <text:p text:style-name="Standard"/>
      <text:p text:style-name="Standard">set serveroutput on;</text:p>
      <text:p text:style-name="Standard">accept x prompt 'Enter a number:';</text:p>
      <text:p text:style-name="Standard">Declare</text:p>
      <text:p text:style-name="Standard">x number; rev number;</text:p>
      <text:p text:style-name="Standard">Begin</text:p>
      <text:p text:style-name="Standard">x:= &amp;x;</text:p>
      <text:p text:style-name="Standard">rev := reverse(x);</text:p>
      <text:p text:style-name="Standard">dbms_output.put_line(' Reverse of ‘ || x|| ’ is’ || rev);</text:p>
      <text:p text:style-name="Standard">End;</text:p>
      <text:p text:style-name="Standard">/</text:p>
      <text:p text:style-name="Standard">4. Write a PL/SQL function that accepts branch name and returns the total deposit</text:p>
      <text:p text:style-name="Standard">amount of that branch. Also write a code to call the function.</text:p>
      <text:p text:style-name="Standard">set serveroutput on;</text:p>
      <text:p text:style-name="Standard">create or replace function tot (m1 varchar) return number</text:p>
      <text:p text:style-name="Standard">as t number;</text:p>
      <text:p text:style-name="Standard">begin</text:p>
      <text:p text:style-name="Standard">select sum(amount) into t from deposit where bname=m1;</text:p>
      <text:p text:style-name="Standard">return(t);</text:p>
      <text:p text:style-name="Standard">end;</text:p>
      <text:p text:style-name="Standard">/</text:p>
      <text:p text:style-name="Standard">accept b_name prompt 'enter branch name:';</text:p>
      <text:p text:style-name="Standard">Declare</text:p>
      <text:p text:style-name="Standard">b_name varchar(18);</text:p>
      <text:p text:style-name="Standard">tot1 number;</text:p>
      <text:p text:style-name="Standard">Begin</text:p>
      <text:p text:style-name="Standard">b_name:='&amp;b_name';</text:p>
      <text:p text:style-name="Standard">tot1:=tot(b_name);</text:p>
      <text:p text:style-name="Standard">dbms_output.put_line('Total deposit amount:'||tot1);</text:p>
      <text:p text:style-name="Standard">End; 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4T10:07:49.281192998</meta:creation-date>
    <dc:date>2022-05-24T10:08:16.398109913</dc:date>
    <meta:editing-duration>PT27S</meta:editing-duration>
    <meta:editing-cycles>1</meta:editing-cycles>
    <meta:document-statistic meta:table-count="0" meta:image-count="0" meta:object-count="0" meta:page-count="2" meta:paragraph-count="94" meta:word-count="366" meta:character-count="2373" meta:non-whitespace-character-count="2101"/>
    <meta:generator>LibreOffice/7.0.4.2$Linux_X86_64 LibreOffice_project/00$Build-2</meta:generator>
  </office:meta>
</office:document-meta>
</file>